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2cm"/>
    </style:style>
    <style:style style:name="co2" style:family="table-column">
      <style:table-column-properties fo:break-before="auto" style:column-width="8.236cm"/>
    </style:style>
    <style:style style:name="co3" style:family="table-column">
      <style:table-column-properties fo:break-before="auto" style:column-width="8.93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3.2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irregularPlu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Heading1" office:value-type="string" table:number-columns-spanned="2" table:number-rows-spanned="1">
            <text:p>Inflections</text:p>
          </table:table-cell>
          <table:covered-table-cell table:style-name="Heading1"/>
          <table:table-cell table:style-name="Heading1" office:value-type="string">
            <text:p>Tables</text:p>
          </table:table-cell>
        </table:table-row>
        <table:table-row table:style-name="ro1">
          <table:table-cell office:value-type="string">
            <text:p>acccreaentr</text:p>
          </table:table-cell>
          <table:table-cell office:value-type="string">
            <text:p>accscreaentr</text:p>
          </table:table-cell>
          <table:table-cell office:value-type="string">
            <text:p>accscreaentr</text:p>
          </table:table-cell>
        </table:table-row>
        <table:table-row table:style-name="ro1">
          <table:table-cell office:value-type="string">
            <text:p>acccreaentr_pieceacccreaentr</text:p>
          </table:table-cell>
          <table:table-cell office:value-type="string">
            <text:p>accscreaentr_piecesaccscreaentr</text:p>
          </table:table-cell>
          <table:table-cell office:value-type="string">
            <text:p>accscreaentr_piecesaccscreaentr</text:p>
          </table:table-cell>
        </table:table-row>
        <table:table-row table:style-name="ro1">
          <table:table-cell table:number-columns-repeated="2"/>
          <table:table-cell office:value-type="string">
            <text:p>acos</text:p>
          </table:table-cell>
        </table:table-row>
        <table:table-row table:style-name="ro1">
          <table:table-cell office:value-type="string">
            <text:p>acqmatprof</text:p>
          </table:table-cell>
          <table:table-cell office:value-type="string">
            <text:p>acqsmatsprofs</text:p>
          </table:table-cell>
          <table:table-cell office:value-type="string">
            <text:p>acqsmatsprofs</text:p>
          </table:table-cell>
        </table:table-row>
        <table:table-row table:style-name="ro1">
          <table:table-cell office:value-type="string">
            <text:p>acqmatprof_pieceacqmatprof</text:p>
          </table:table-cell>
          <table:table-cell office:value-type="string">
            <text:p>acqsmatsprofs_piecesacqsmatsprofs</text:p>
          </table:table-cell>
          <table:table-cell office:value-type="string">
            <text:p>acqsmatsprofs_piecesacqsmatsprofs</text:p>
          </table:table-cell>
        </table:table-row>
        <table:table-row table:style-name="ro1">
          <table:table-cell table:number-columns-repeated="2"/>
          <table:table-cell office:value-type="string">
            <text:p>actions</text:p>
          </table:table-cell>
        </table:table-row>
        <table:table-row table:style-name="ro1">
          <table:table-cell office:value-type="string">
            <text:p>actioncandidat</text:p>
          </table:table-cell>
          <table:table-cell office:value-type="string">
            <text:p>actionscandidats</text:p>
          </table:table-cell>
          <table:table-cell office:value-type="string">
            <text:p>actionscandidats</text:p>
          </table:table-cell>
        </table:table-row>
        <table:table-row table:style-name="ro1">
          <table:table-cell office:value-type="string">
            <text:p>actioncandidat_partenaire</text:p>
          </table:table-cell>
          <table:table-cell office:value-type="string">
            <text:p>actionscandidats_partenaires</text:p>
          </table:table-cell>
          <table:table-cell office:value-type="string">
            <text:p>actionscandidats_partenaires</text:p>
          </table:table-cell>
        </table:table-row>
        <table:table-row table:style-name="ro1">
          <table:table-cell office:value-type="string">
            <text:p>actioncandidat_personne</text:p>
          </table:table-cell>
          <table:table-cell office:value-type="string">
            <text:p>actionscandidats_personnes</text:p>
          </table:table-cell>
          <table:table-cell office:value-type="string">
            <text:p>actionscandidats_personnes</text:p>
          </table:table-cell>
        </table:table-row>
        <table:table-row table:style-name="ro1">
          <table:table-cell office:value-type="string">
            <text:p>actioninsertion</text:p>
          </table:table-cell>
          <table:table-cell office:value-type="string">
            <text:p>actionsinsertion</text:p>
          </table:table-cell>
          <table:table-cell office:value-type="string">
            <text:p>actionsinsertion</text:p>
          </table:table-cell>
        </table:table-row>
        <table:table-row table:style-name="ro1">
          <table:table-cell table:number-columns-repeated="2"/>
          <table:table-cell office:value-type="string">
            <text:p>activites</text:p>
          </table:table-cell>
        </table:table-row>
        <table:table-row table:style-name="ro1">
          <table:table-cell office:value-type="string">
            <text:p>actprof</text:p>
          </table:table-cell>
          <table:table-cell office:value-type="string">
            <text:p>actsprofs</text:p>
          </table:table-cell>
          <table:table-cell office:value-type="string">
            <text:p>actsprofs</text:p>
          </table:table-cell>
        </table:table-row>
        <table:table-row table:style-name="ro1">
          <table:table-cell office:value-type="string">
            <text:p>actprof_pieceactprof</text:p>
          </table:table-cell>
          <table:table-cell office:value-type="string">
            <text:p>actsprofs_piecesactsprofs</text:p>
          </table:table-cell>
          <table:table-cell office:value-type="string">
            <text:p>actsprofs_piecesactsprofs</text:p>
          </table:table-cell>
        </table:table-row>
        <table:table-row table:style-name="ro1">
          <table:table-cell office:value-type="string">
            <text:p>adresse</text:p>
          </table:table-cell>
          <table:table-cell table:number-columns-repeated="2" office:value-type="string">
            <text:p>adresses</text:p>
          </table:table-cell>
        </table:table-row>
        <table:table-row table:style-name="ro1">
          <table:table-cell office:value-type="string">
            <text:p>adressefoyer</text:p>
          </table:table-cell>
          <table:table-cell office:value-type="string">
            <text:p>adresses_foyers</text:p>
          </table:table-cell>
          <table:table-cell office:value-type="string">
            <text:p>adressesfoyers</text:p>
          </table:table-cell>
        </table:table-row>
        <table:table-row table:style-name="ro1">
          <table:table-cell office:value-type="string">
            <text:p>aide_liee</text:p>
          </table:table-cell>
          <table:table-cell office:value-type="string">
            <text:p>aides_liees</text:p>
          </table:table-cell>
          <table:table-cell/>
        </table:table-row>
        <table:table-row table:style-name="ro1">
          <table:table-cell office:value-type="string">
            <text:p>aideagricole</text:p>
          </table:table-cell>
          <table:table-cell office:value-type="string">
            <text:p>aidesagricoles</text:p>
          </table:table-cell>
          <table:table-cell office:value-type="string">
            <text:p>aidesagricoles</text:p>
          </table:table-cell>
        </table:table-row>
        <table:table-row table:style-name="ro1">
          <table:table-cell office:value-type="string">
            <text:p>aideapre66</text:p>
          </table:table-cell>
          <table:table-cell table:number-columns-repeated="2" office:value-type="string">
            <text:p>aidesapres66</text:p>
          </table:table-cell>
        </table:table-row>
        <table:table-row table:style-name="ro1">
          <table:table-cell office:value-type="string">
            <text:p>aideapre66_pieceaide66</text:p>
          </table:table-cell>
          <table:table-cell table:number-columns-repeated="2" office:value-type="string">
            <text:p>aidesapres66_piecesaides66</text:p>
          </table:table-cell>
        </table:table-row>
        <table:table-row table:style-name="ro1">
          <table:table-cell office:value-type="string">
            <text:p>aideapre66_piececomptable66</text:p>
          </table:table-cell>
          <table:table-cell table:number-columns-repeated="2" office:value-type="string">
            <text:p>aidesapres66_piecescomptables66</text:p>
          </table:table-cell>
        </table:table-row>
        <table:table-row table:style-name="ro1">
          <table:table-cell office:value-type="string">
            <text:p>aidedirecte</text:p>
          </table:table-cell>
          <table:table-cell office:value-type="string">
            <text:p>aidesdirectes</text:p>
          </table:table-cell>
          <table:table-cell office:value-type="string">
            <text:p>aidesdirectes</text:p>
          </table:table-cell>
        </table:table-row>
        <table:table-row table:style-name="ro1">
          <table:table-cell office:value-type="string">
            <text:p>allocation_comptabilisee</text:p>
          </table:table-cell>
          <table:table-cell office:value-type="string">
            <text:p>allocations_comptabilisees</text:p>
          </table:table-cell>
          <table:table-cell/>
        </table:table-row>
        <table:table-row table:style-name="ro1">
          <table:table-cell office:value-type="string">
            <text:p>allocationsoutienfamilial</text:p>
          </table:table-cell>
          <table:table-cell office:value-type="string">
            <text:p>allocationssoutienfamilial</text:p>
          </table:table-cell>
          <table:table-cell office:value-type="string">
            <text:p>allocationssoutienfamilial</text:p>
          </table:table-cell>
        </table:table-row>
        <table:table-row table:style-name="ro1">
          <table:table-cell office:value-type="string">
            <text:p>amenaglogt</text:p>
          </table:table-cell>
          <table:table-cell office:value-type="string">
            <text:p>amenagslogts</text:p>
          </table:table-cell>
          <table:table-cell office:value-type="string">
            <text:p>amenagslogts</text:p>
          </table:table-cell>
        </table:table-row>
        <table:table-row table:style-name="ro1">
          <table:table-cell office:value-type="string">
            <text:p>amenaglogt_pieceamenaglogt</text:p>
          </table:table-cell>
          <table:table-cell office:value-type="string">
            <text:p>amenagslogts_piecesamenagslogts</text:p>
          </table:table-cell>
          <table:table-cell office:value-type="string">
            <text:p>amenagslogts_piecesamenagslogts</text:p>
          </table:table-cell>
        </table:table-row>
        <table:table-row table:style-name="ro1">
          <table:table-cell table:number-columns-repeated="2"/>
          <table:table-cell office:value-type="string">
            <text:p>anomalies</text:p>
          </table:table-cell>
        </table:table-row>
        <table:table-row table:style-name="ro1">
          <table:table-cell office:value-type="string">
            <text:p>annulation_faible_montant</text:p>
          </table:table-cell>
          <table:table-cell office:value-type="string">
            <text:p>annulations_faible_monta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pres</text:p>
          </table:table-cell>
        </table:table-row>
        <table:table-row table:style-name="ro1">
          <table:table-cell office:value-type="string">
            <text:p>apre_comiteapre</text:p>
          </table:table-cell>
          <table:table-cell office:value-type="string">
            <text:p>apres_comitesapres</text:p>
          </table:table-cell>
          <table:table-cell office:value-type="string">
            <text:p>apres_comitesapres</text:p>
          </table:table-cell>
        </table:table-row>
        <table:table-row table:style-name="ro1">
          <table:table-cell office:value-type="string">
            <text:p>apre_etatliquidatif</text:p>
          </table:table-cell>
          <table:table-cell office:value-type="string">
            <text:p>apres_etatsliquidatifs</text:p>
          </table:table-cell>
          <table:table-cell office:value-type="string">
            <text:p>apres_etatsliquidatifs</text:p>
          </table:table-cell>
        </table:table-row>
        <table:table-row table:style-name="ro1">
          <table:table-cell office:value-type="string">
            <text:p>apre_pieceapre</text:p>
          </table:table-cell>
          <table:table-cell office:value-type="string">
            <text:p>apres_piecesapre</text:p>
          </table:table-cell>
          <table:table-cell office:value-type="string">
            <text:p>apres_piecesapre</text:p>
          </table:table-cell>
        </table:table-row>
        <table:table-row table:style-name="ro1">
          <table:table-cell office:value-type="string">
            <text:p>apre_pieceliee</text:p>
          </table:table-cell>
          <table:table-cell office:value-type="string">
            <text:p>apres_piecesliee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ros</text:p>
          </table:table-cell>
        </table:table-row>
        <table:table-row table:style-name="ro1">
          <table:table-cell office:value-type="string">
            <text:p>aro_aco</text:p>
          </table:table-cell>
          <table:table-cell office:value-type="string">
            <text:p>aros_acos</text:p>
          </table:table-cell>
          <table:table-cell office:value-type="string">
            <text:p>aros_acos</text:p>
          </table:table-cell>
        </table:table-row>
        <table:table-row table:style-name="ro1">
          <table:table-cell office:value-type="string">
            <text:p>autre_annulation</text:p>
          </table:table-cell>
          <table:table-cell office:value-type="string">
            <text:p>autres_annulations</text:p>
          </table:table-cell>
          <table:table-cell/>
        </table:table-row>
        <table:table-row table:style-name="ro1">
          <table:table-cell office:value-type="string">
            <text:p>avispcgpersonne</text:p>
          </table:table-cell>
          <table:table-cell office:value-type="string">
            <text:p>avispcgpersonnes</text:p>
          </table:table-cell>
          <table:table-cell office:value-type="string">
            <text:p>avispcgpersonnes</text:p>
          </table:table-cell>
        </table:table-row>
        <table:table-row table:style-name="ro1">
          <table:table-cell table:number-columns-repeated="2"/>
          <table:table-cell office:value-type="string">
            <text:p>bilanparcours</text:p>
          </table:table-cell>
        </table:table-row>
        <table:table-row table:style-name="ro1">
          <table:table-cell office:value-type="string">
            <text:p>budgetapre</text:p>
          </table:table-cell>
          <table:table-cell office:value-type="string">
            <text:p>budgetsapres</text:p>
          </table:table-cell>
          <table:table-cell office:value-type="string">
            <text:p>budgetsapres</text:p>
          </table:table-cell>
        </table:table-row>
        <table:table-row table:style-name="ro1">
          <table:table-cell office:value-type="string">
            <text:p>calculdroitrsa</text:p>
          </table:table-cell>
          <table:table-cell office:value-type="string">
            <text:p>calculsdroitsrsa</text:p>
          </table:table-cell>
          <table:table-cell office:value-type="string">
            <text:p>calculsdroitsrsa</text:p>
          </table:table-cell>
        </table:table-row>
        <table:table-row table:style-name="ro1">
          <table:table-cell table:number-columns-repeated="2"/>
          <table:table-cell office:value-type="string">
            <text:p>cantons</text:p>
          </table:table-cell>
        </table:table-row>
        <table:table-row table:style-name="ro1">
          <table:table-cell office:value-type="string">
            <text:p>cohorteci</text:p>
          </table:table-cell>
          <table:table-cell office:value-type="string">
            <text:p>cohortesci</text:p>
          </table:table-cell>
          <table:table-cell/>
        </table:table-row>
        <table:table-row table:style-name="ro1">
          <table:table-cell office:value-type="string">
            <text:p>cohortecomiteapre</text:p>
          </table:table-cell>
          <table:table-cell office:value-type="string">
            <text:p>cohortescomitesapres</text:p>
          </table:table-cell>
          <table:table-cell/>
        </table:table-row>
        <table:table-row table:style-name="ro1">
          <table:table-cell office:value-type="string">
            <text:p>cohorteindu</text:p>
          </table:table-cell>
          <table:table-cell office:value-type="string">
            <text:p>cohortesindus</text:p>
          </table:table-cell>
          <table:table-cell/>
        </table:table-row>
        <table:table-row table:style-name="ro1">
          <table:table-cell office:value-type="string">
            <text:p>cohortepdo</text:p>
          </table:table-cell>
          <table:table-cell office:value-type="string">
            <text:p>cohortespdos</text:p>
          </table:table-cell>
          <table:table-cell/>
        </table:table-row>
        <table:table-row table:style-name="ro1">
          <table:table-cell office:value-type="string">
            <text:p>comiteapre</text:p>
          </table:table-cell>
          <table:table-cell office:value-type="string">
            <text:p>comitesapres</text:p>
          </table:table-cell>
          <table:table-cell office:value-type="string">
            <text:p>comitesapres</text:p>
          </table:table-cell>
        </table:table-row>
        <table:table-row table:style-name="ro1">
          <table:table-cell office:value-type="string">
            <text:p>comiteapre_participantcomite</text:p>
          </table:table-cell>
          <table:table-cell office:value-type="string">
            <text:p>comitesapres_participantscomites</text:p>
          </table:table-cell>
          <table:table-cell office:value-type="string">
            <text:p>comitesapres_participantscomites</text:p>
          </table:table-cell>
        </table:table-row>
        <table:table-row table:style-name="ro1">
          <table:table-cell office:value-type="string">
            <text:p>condadmin</text:p>
          </table:table-cell>
          <table:table-cell office:value-type="string">
            <text:p>condsadmins</text:p>
          </table:table-cell>
          <table:table-cell office:value-type="string">
            <text:p>condsadmins</text:p>
          </table:table-cell>
        </table:table-row>
        <table:table-row table:style-name="ro1">
          <table:table-cell table:number-columns-repeated="2"/>
          <table:table-cell office:value-type="string">
            <text:p>connections</text:p>
          </table:table-cell>
        </table:table-row>
        <table:table-row table:style-name="ro1">
          <table:table-cell office:value-type="string">
            <text:p>contactpartenaire</text:p>
          </table:table-cell>
          <table:table-cell office:value-type="string">
            <text:p>contactspartenaires</text:p>
          </table:table-cell>
          <table:table-cell office:value-type="string">
            <text:p>contactspartenaires</text:p>
          </table:table-cell>
        </table:table-row>
        <table:table-row table:style-name="ro1">
          <table:table-cell office:value-type="string">
            <text:p>contactpartenaire_partenaire</text:p>
          </table:table-cell>
          <table:table-cell office:value-type="string">
            <text:p>contactspartenaires_partenaires</text:p>
          </table:table-cell>
          <table:table-cell office:value-type="string">
            <text:p>contactspartenaires_partenaires</text:p>
          </table:table-cell>
        </table:table-row>
        <table:table-row table:style-name="ro1">
          <table:table-cell office:value-type="string">
            <text:p>contratinsertion</text:p>
          </table:table-cell>
          <table:table-cell office:value-type="string">
            <text:p>contratsinsertion</text:p>
          </table:table-cell>
          <table:table-cell office:value-type="string">
            <text:p>contratsinsertion</text:p>
          </table:table-cell>
        </table:table-row>
        <table:table-row table:style-name="ro1">
          <table:table-cell table:number-columns-repeated="2"/>
          <table:table-cell office:value-type="string">
            <text:p>contratsinsertion_users</text:p>
          </table:table-cell>
        </table:table-row>
        <table:table-row table:style-name="ro1">
          <table:table-cell table:number-columns-repeated="2"/>
          <table:table-cell office:value-type="string">
            <text:p>controlesadministratifs</text:p>
          </table:table-cell>
        </table:table-row>
        <table:table-row table:style-name="ro1">
          <table:table-cell table:number-columns-repeated="2"/>
          <table:table-cell office:value-type="string">
            <text:p>creances</text:p>
          </table:table-cell>
        </table:table-row>
        <table:table-row table:style-name="ro2">
          <table:table-cell office:value-type="string">
            <text:p>creancealimentaire</text:p>
          </table:table-cell>
          <table:table-cell office:value-type="string">
            <text:p>creancesalimentaires</text:p>
          </table:table-cell>
          <table:table-cell office:value-type="string">
            <text:p>creancesalimentaires</text:p>
          </table:table-cell>
        </table:table-row>
        <table:table-row table:style-name="ro1">
          <table:table-cell office:value-type="string">
            <text:p>critereapre</text:p>
          </table:table-cell>
          <table:table-cell office:value-type="string">
            <text:p>criteresapres</text:p>
          </table:table-cell>
          <table:table-cell/>
        </table:table-row>
        <table:table-row table:style-name="ro1">
          <table:table-cell office:value-type="string">
            <text:p>critereci</text:p>
          </table:table-cell>
          <table:table-cell office:value-type="string">
            <text:p>criteresci</text:p>
          </table:table-cell>
          <table:table-cell/>
        </table:table-row>
        <table:table-row table:style-name="ro1">
          <table:table-cell office:value-type="string">
            <text:p>criterecomiteapre</text:p>
          </table:table-cell>
          <table:table-cell office:value-type="string">
            <text:p>criterescomitesapres</text:p>
          </table:table-cell>
          <table:table-cell/>
        </table:table-row>
        <table:table-row table:style-name="ro1">
          <table:table-cell office:value-type="string">
            <text:p>criterecui</text:p>
          </table:table-cell>
          <table:table-cell office:value-type="string">
            <text:p>criterescuis</text:p>
          </table:table-cell>
          <table:table-cell/>
        </table:table-row>
        <table:table-row table:style-name="ro1">
          <table:table-cell office:value-type="string">
            <text:p>critererdv</text:p>
          </table:table-cell>
          <table:table-cell office:value-type="string">
            <text:p>criteresrdv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uis</text:p>
          </table:table-cell>
        </table:table-row>
        <table:table-row table:style-name="ro1">
          <table:table-cell table:number-columns-repeated="2"/>
          <table:table-cell office:value-type="string">
            <text:p>decisionsparcours</text:p>
          </table:table-cell>
        </table:table-row>
        <table:table-row table:style-name="ro1">
          <table:table-cell office:value-type="string">
            <text:p>decisionpdo</text:p>
          </table:table-cell>
          <table:table-cell office:value-type="string">
            <text:p>decisionspdos</text:p>
          </table:table-cell>
          <table:table-cell office:value-type="string">
            <text:p>decisionspdos</text:p>
          </table:table-cell>
        </table:table-row>
        <table:table-row table:style-name="ro1">
          <table:table-cell table:number-columns-repeated="2"/>
          <table:table-cell office:value-type="string">
            <text:p>departements</text:p>
          </table:table-cell>
        </table:table-row>
        <table:table-row table:style-name="ro1">
          <table:table-cell table:number-columns-repeated="2"/>
          <table:table-cell office:value-type="string">
            <text:p>derogations</text:p>
          </table:table-cell>
        </table:table-row>
        <table:table-row table:style-name="ro1">
          <table:table-cell office:value-type="string">
            <text:p>descriptionpdo</text:p>
          </table:table-cell>
          <table:table-cell office:value-type="string">
            <text:p>descriptionspdos</text:p>
          </table:table-cell>
          <table:table-cell office:value-type="string">
            <text:p>descriptionspdos</text:p>
          </table:table-cell>
        </table:table-row>
        <table:table-row table:style-name="ro1">
          <table:table-cell office:value-type="string">
            <text:p>detailaccosocfam</text:p>
          </table:table-cell>
          <table:table-cell office:value-type="string">
            <text:p>detailsaccosocfams</text:p>
          </table:table-cell>
          <table:table-cell office:value-type="string">
            <text:p>detailsaccosocfams</text:p>
          </table:table-cell>
        </table:table-row>
        <table:table-row table:style-name="ro1">
          <table:table-cell office:value-type="string">
            <text:p>detailaccosocindi</text:p>
          </table:table-cell>
          <table:table-cell office:value-type="string">
            <text:p>detailsaccosocindis</text:p>
          </table:table-cell>
          <table:table-cell office:value-type="string">
            <text:p>detailsaccosocindis</text:p>
          </table:table-cell>
        </table:table-row>
        <table:table-row table:style-name="ro1">
          <table:table-cell office:value-type="string">
            <text:p>detailcalculdroitrsa</text:p>
          </table:table-cell>
          <table:table-cell office:value-type="string">
            <text:p>detailscalculsdroitsrsa</text:p>
          </table:table-cell>
          <table:table-cell office:value-type="string">
            <text:p>detailscalculsdroitsrsa</text:p>
          </table:table-cell>
        </table:table-row>
        <table:table-row table:style-name="ro1">
          <table:table-cell office:value-type="string">
            <text:p>detaildifdisp</text:p>
          </table:table-cell>
          <table:table-cell office:value-type="string">
            <text:p>detailsdifdisps</text:p>
          </table:table-cell>
          <table:table-cell office:value-type="string">
            <text:p>detailsdifdisps</text:p>
          </table:table-cell>
        </table:table-row>
        <table:table-row table:style-name="ro1">
          <table:table-cell office:value-type="string">
            <text:p>detaildiflog</text:p>
          </table:table-cell>
          <table:table-cell office:value-type="string">
            <text:p>detailsdiflogs</text:p>
          </table:table-cell>
          <table:table-cell office:value-type="string">
            <text:p>detailsdiflogs</text:p>
          </table:table-cell>
        </table:table-row>
        <table:table-row table:style-name="ro1">
          <table:table-cell office:value-type="string">
            <text:p>detaildifsoc</text:p>
          </table:table-cell>
          <table:table-cell office:value-type="string">
            <text:p>detailsdifsocs</text:p>
          </table:table-cell>
          <table:table-cell office:value-type="string">
            <text:p>detailsdifsocs</text:p>
          </table:table-cell>
        </table:table-row>
        <table:table-row table:style-name="ro1">
          <table:table-cell office:value-type="string">
            <text:p>detaildroitrsa</text:p>
          </table:table-cell>
          <table:table-cell office:value-type="string">
            <text:p>detailsdroitsrsa</text:p>
          </table:table-cell>
          <table:table-cell office:value-type="string">
            <text:p>detailsdroitsrsa</text:p>
          </table:table-cell>
        </table:table-row>
        <table:table-row table:style-name="ro1">
          <table:table-cell office:value-type="string">
            <text:p>detailnatmob</text:p>
          </table:table-cell>
          <table:table-cell office:value-type="string">
            <text:p>detailsnatmobs</text:p>
          </table:table-cell>
          <table:table-cell office:value-type="string">
            <text:p>detailsnatmobs</text:p>
          </table:table-cell>
        </table:table-row>
        <table:table-row table:style-name="ro1">
          <table:table-cell office:value-type="string">
            <text:p>detailressourcemensuelle</text:p>
          </table:table-cell>
          <table:table-cell office:value-type="string">
            <text:p>detailsressourcesmensuelles</text:p>
          </table:table-cell>
          <table:table-cell office:value-type="string">
            <text:p>detailsressourcesmensuelles</text:p>
          </table:table-cell>
        </table:table-row>
        <table:table-row table:style-name="ro1">
          <table:table-cell table:number-columns-repeated="2"/>
          <table:table-cell office:value-type="string">
            <text:p>detailsressourcesmensuelles_ressourcesmensuelles</text:p>
          </table:table-cell>
        </table:table-row>
        <table:table-row table:style-name="ro1">
          <table:table-cell office:value-type="string">
            <text:p>domiciliationbancaire</text:p>
          </table:table-cell>
          <table:table-cell office:value-type="string">
            <text:p>domiciliationsbancaires</text:p>
          </table:table-cell>
          <table:table-cell office:value-type="string">
            <text:p>domiciliationsbancaires</text:p>
          </table:table-cell>
        </table:table-row>
        <table:table-row table:style-name="ro1">
          <table:table-cell office:value-type="string">
            <text:p>dossier_rsa</text:p>
          </table:table-cell>
          <table:table-cell office:value-type="string">
            <text:p>dossiers_rsa</text:p>
          </table:table-cell>
          <table:table-cell office:value-type="string">
            <text:p>dossiers</text:p>
          </table:table-cell>
        </table:table-row>
        <table:table-row table:style-name="ro1">
          <table:table-cell office:value-type="string">
            <text:p>dossiercaf</text:p>
          </table:table-cell>
          <table:table-cell office:value-type="string">
            <text:p>dossierscaf</text:p>
          </table:table-cell>
          <table:table-cell office:value-type="string">
            <text:p>dossierscaf</text:p>
          </table:table-cell>
        </table:table-row>
        <table:table-row table:style-name="ro1">
          <table:table-cell office:value-type="string">
            <text:p>dossiersimplifie</text:p>
          </table:table-cell>
          <table:table-cell office:value-type="string">
            <text:p>dossierssimplifie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sps</text:p>
          </table:table-cell>
        </table:table-row>
        <table:table-row table:style-name="ro1">
          <table:table-cell table:number-columns-repeated="2"/>
          <table:table-cell office:value-type="string">
            <text:p>entretiens</text:p>
          </table:table-cell>
        </table:table-row>
        <table:table-row table:style-name="ro1">
          <table:table-cell office:value-type="string">
            <text:p>etatliquidatif</text:p>
          </table:table-cell>
          <table:table-cell office:value-type="string">
            <text:p>etatsliquidatifs</text:p>
          </table:table-cell>
          <table:table-cell office:value-type="string">
            <text:p>etatsliquidatifs</text:p>
          </table:table-cell>
        </table:table-row>
        <table:table-row table:style-name="ro1">
          <table:table-cell table:number-columns-repeated="2"/>
          <table:table-cell office:value-type="string">
            <text:p>evenements</text:p>
          </table:table-cell>
        </table:table-row>
        <table:table-row table:style-name="ro1">
          <table:table-cell office:value-type="string">
            <text:p>formpermfimo</text:p>
          </table:table-cell>
          <table:table-cell office:value-type="string">
            <text:p>formspermsfimo</text:p>
          </table:table-cell>
          <table:table-cell office:value-type="string">
            <text:p>formspermsfimo</text:p>
          </table:table-cell>
        </table:table-row>
        <table:table-row table:style-name="ro1">
          <table:table-cell office:value-type="string">
            <text:p>formpermfimo_pieceformpermfimo</text:p>
          </table:table-cell>
          <table:table-cell office:value-type="string">
            <text:p>formspermsfimo_piecesformspermsfimo</text:p>
          </table:table-cell>
          <table:table-cell office:value-type="string">
            <text:p>formspermsfimo_piecesformspermsfimo</text:p>
          </table:table-cell>
        </table:table-row>
        <table:table-row table:style-name="ro1">
          <table:table-cell office:value-type="string">
            <text:p>formqualif</text:p>
          </table:table-cell>
          <table:table-cell office:value-type="string">
            <text:p>formsqualifs</text:p>
          </table:table-cell>
          <table:table-cell office:value-type="string">
            <text:p>formsqualifs</text:p>
          </table:table-cell>
        </table:table-row>
        <table:table-row table:style-name="ro1">
          <table:table-cell office:value-type="string">
            <text:p>formqualif_pieceformqualif</text:p>
          </table:table-cell>
          <table:table-cell office:value-type="string">
            <text:p>formsqualifs_piecesformsqualifs</text:p>
          </table:table-cell>
          <table:table-cell office:value-type="string">
            <text:p>formsqualifs_piecesformsqualifs</text:p>
          </table:table-cell>
        </table:table-row>
        <table:table-row table:style-name="ro1">
          <table:table-cell table:number-columns-repeated="2"/>
          <table:table-cell office:value-type="string">
            <text:p>foyers</text:p>
          </table:table-cell>
        </table:table-row>
        <table:table-row table:style-name="ro1">
          <table:table-cell office:value-type="string">
            <text:p>foyer_evenement</text:p>
          </table:table-cell>
          <table:table-cell office:value-type="string">
            <text:p>foyers_evenements</text:p>
          </table:table-cell>
          <table:table-cell/>
        </table:table-row>
        <table:table-row table:style-name="ro1">
          <table:table-cell office:value-type="string">
            <text:p>foyercreance</text:p>
          </table:table-cell>
          <table:table-cell office:value-type="string">
            <text:p>foyerscreances</text:p>
          </table:table-cell>
          <table:table-cell/>
        </table:table-row>
        <table:table-row table:style-name="ro1">
          <table:table-cell office:value-type="string">
            <text:p>fraisdeplacement66</text:p>
          </table:table-cell>
          <table:table-cell table:number-columns-repeated="2" office:value-type="string">
            <text:p>fraisdeplacements66</text:p>
          </table:table-cell>
        </table:table-row>
        <table:table-row table:style-name="ro1">
          <table:table-cell office:value-type="string">
            <text:p>grossesse</text:p>
          </table:table-cell>
          <table:table-cell table:number-columns-repeated="2" office:value-type="string">
            <text:p>grossesses</text:p>
          </table:table-cell>
        </table:table-row>
        <table:table-row table:style-name="ro1">
          <table:table-cell table:number-columns-repeated="2"/>
          <table:table-cell office:value-type="string">
            <text:p>groups</text:p>
          </table:table-cell>
        </table:table-row>
        <table:table-row table:style-name="ro1">
          <table:table-cell office:value-type="string">
            <text:p>identificationflux</text:p>
          </table:table-cell>
          <table:table-cell office:value-type="string">
            <text:p>identificationsflux</text:p>
          </table:table-cell>
          <table:table-cell office:value-type="string">
            <text:p>identificationsflux</text:p>
          </table:table-cell>
        </table:table-row>
        <table:table-row table:style-name="ro1">
          <table:table-cell office:value-type="string">
            <text:p>indicateurmensuel</text:p>
          </table:table-cell>
          <table:table-cell office:value-type="string">
            <text:p>indicateursmensuels</text:p>
          </table:table-cell>
          <table:table-cell/>
        </table:table-row>
        <table:table-row table:style-name="ro1">
          <table:table-cell office:value-type="string">
            <text:p>indu_constate</text:p>
          </table:table-cell>
          <table:table-cell office:value-type="string">
            <text:p>indus_constates</text:p>
          </table:table-cell>
          <table:table-cell/>
        </table:table-row>
        <table:table-row table:style-name="ro1">
          <table:table-cell office:value-type="string">
            <text:p>indu_transfere_cg</text:p>
          </table:table-cell>
          <table:table-cell office:value-type="string">
            <text:p>indus_transferes_cg</text:p>
          </table:table-cell>
          <table:table-cell/>
        </table:table-row>
        <table:table-row table:style-name="ro1">
          <table:table-cell office:value-type="string">
            <text:p>informationeti</text:p>
          </table:table-cell>
          <table:table-cell office:value-type="string">
            <text:p>informationseti</text:p>
          </table:table-cell>
          <table:table-cell office:value-type="string">
            <text:p>informationseti</text:p>
          </table:table-cell>
        </table:table-row>
        <table:table-row table:style-name="ro1">
          <table:table-cell office:value-type="string">
            <text:p>infoagricole</text:p>
          </table:table-cell>
          <table:table-cell office:value-type="string">
            <text:p>infosagricoles</text:p>
          </table:table-cell>
          <table:table-cell office:value-type="string">
            <text:p>infosagricoles</text:p>
          </table:table-cell>
        </table:table-row>
        <table:table-row table:style-name="ro1">
          <table:table-cell office:value-type="string">
            <text:p>infocomplementaire</text:p>
          </table:table-cell>
          <table:table-cell office:value-type="string">
            <text:p>infoscomplementaires</text:p>
          </table:table-cell>
          <table:table-cell/>
        </table:table-row>
        <table:table-row table:style-name="ro1">
          <table:table-cell office:value-type="string">
            <text:p>infofinanciere</text:p>
          </table:table-cell>
          <table:table-cell office:value-type="string">
            <text:p>infosfinancieres</text:p>
          </table:table-cell>
          <table:table-cell office:value-type="string">
            <text:p>infosfinancieres</text:p>
          </table:table-cell>
        </table:table-row>
        <table:table-row table:style-name="ro1">
          <table:table-cell office:value-type="string">
            <text:p>infopoleemploi</text:p>
          </table:table-cell>
          <table:table-cell office:value-type="string">
            <text:p>infospoleemploi</text:p>
          </table:table-cell>
          <table:table-cell office:value-type="string">
            <text:p>infospoleemploi</text:p>
          </table:table-cell>
        </table:table-row>
        <table:table-row table:style-name="ro1">
          <table:table-cell office:value-type="string">
            <text:p>integrationfichierapre</text:p>
          </table:table-cell>
          <table:table-cell office:value-type="string">
            <text:p>integrationfichiersapre</text:p>
          </table:table-cell>
          <table:table-cell office:value-type="string">
            <text:p>integrationfichiersapre</text:p>
          </table:table-cell>
        </table:table-row>
        <table:table-row table:style-name="ro1">
          <table:table-cell table:number-columns-repeated="2"/>
          <table:table-cell office:value-type="string">
            <text:p>jetons</text:p>
          </table:table-cell>
        </table:table-row>
        <table:table-row table:style-name="ro1">
          <table:table-cell office:value-type="string">
            <text:p>jetonfonction</text:p>
          </table:table-cell>
          <table:table-cell office:value-type="string">
            <text:p>jetonsfonctions</text:p>
          </table:table-cell>
          <table:table-cell office:value-type="string">
            <text:p>jetonsfonctions</text:p>
          </table:table-cell>
        </table:table-row>
        <table:table-row table:style-name="ro1">
          <table:table-cell table:number-columns-repeated="2"/>
          <table:table-cell office:value-type="string">
            <text:p>liberalites</text:p>
          </table:table-cell>
        </table:table-row>
        <table:table-row table:style-name="ro1">
          <table:table-cell office:value-type="string">
            <text:p>locvehicinsert_piecelocvehicinsert</text:p>
          </table:table-cell>
          <table:table-cell office:value-type="string">
            <text:p>locsvehicinsert_pieceslocsvehicinsert</text:p>
          </table:table-cell>
          <table:table-cell office:value-type="string">
            <text:p>locsvehicinsert_pieceslocsvehicinsert</text:p>
          </table:table-cell>
        </table:table-row>
        <table:table-row table:style-name="ro1">
          <table:table-cell office:value-type="string">
            <text:p>locvehicinsert</text:p>
          </table:table-cell>
          <table:table-cell office:value-type="string">
            <text:p>locsvehicinsert</text:p>
          </table:table-cell>
          <table:table-cell office:value-type="string">
            <text:p>locsvehicinsert</text:p>
          </table:table-cell>
        </table:table-row>
        <table:table-row table:style-name="ro1">
          <table:table-cell table:number-columns-repeated="2"/>
          <table:table-cell office:value-type="string">
            <text:p>memos</text:p>
          </table:table-cell>
        </table:table-row>
        <table:table-row table:style-name="ro1">
          <table:table-cell office:value-type="string">
            <text:p>modecontact</text:p>
          </table:table-cell>
          <table:table-cell office:value-type="string">
            <text:p>modescontact</text:p>
          </table:table-cell>
          <table:table-cell office:value-type="string">
            <text:p>modescontact</text:p>
          </table:table-cell>
        </table:table-row>
        <table:table-row table:style-name="ro1">
          <table:table-cell office:value-type="string">
            <text:p>montantconsomme</text:p>
          </table:table-cell>
          <table:table-cell office:value-type="string">
            <text:p>montantsconsommes</text:p>
          </table:table-cell>
          <table:table-cell office:value-type="string">
            <text:p>montantsconsommes</text:p>
          </table:table-cell>
        </table:table-row>
        <table:table-row table:style-name="ro1">
          <table:table-cell table:number-columns-repeated="2"/>
          <table:table-cell office:value-type="string">
            <text:p>orientations</text:p>
          </table:table-cell>
        </table:table-row>
        <table:table-row table:style-name="ro1">
          <table:table-cell office:value-type="string">
            <text:p>orientstruct</text:p>
          </table:table-cell>
          <table:table-cell office:value-type="string">
            <text:p>orientsstructs</text:p>
          </table:table-cell>
          <table:table-cell office:value-type="string">
            <text:p>orientsstructs</text:p>
          </table:table-cell>
        </table:table-row>
        <table:table-row table:style-name="ro1">
          <table:table-cell office:value-type="string">
            <text:p>orientstruct_serviceinstructeur</text:p>
          </table:table-cell>
          <table:table-cell office:value-type="string">
            <text:p>orientsstructs_servicesinstructeurs</text:p>
          </table:table-cell>
          <table:table-cell office:value-type="string">
            <text:p>orientsstructs_servicesinstructeurs</text:p>
          </table:table-cell>
        </table:table-row>
        <table:table-row table:style-name="ro1">
          <table:table-cell office:value-type="string">
            <text:p>originepdo</text:p>
          </table:table-cell>
          <table:table-cell office:value-type="string">
            <text:p>originespdos</text:p>
          </table:table-cell>
          <table:table-cell office:value-type="string">
            <text:p>originespdos</text:p>
          </table:table-cell>
        </table:table-row>
        <table:table-row table:style-name="ro1">
          <table:table-cell office:value-type="string">
            <text:p>paiementfoyer</text:p>
          </table:table-cell>
          <table:table-cell office:value-type="string">
            <text:p>paiementsfoyers</text:p>
          </table:table-cell>
          <table:table-cell office:value-type="string">
            <text:p>paiementsfoyers</text:p>
          </table:table-cell>
        </table:table-row>
        <table:table-row table:style-name="ro1">
          <table:table-cell office:value-type="string">
            <text:p>parametrefinancier</text:p>
          </table:table-cell>
          <table:table-cell office:value-type="string">
            <text:p>parametresfinanciers</text:p>
          </table:table-cell>
          <table:table-cell office:value-type="string">
            <text:p>parametresfinanciers</text:p>
          </table:table-cell>
        </table:table-row>
        <table:table-row table:style-name="ro1">
          <table:table-cell table:number-columns-repeated="2"/>
          <table:table-cell office:value-type="string">
            <text:p>parcours</text:p>
          </table:table-cell>
        </table:table-row>
        <table:table-row table:style-name="ro1">
          <table:table-cell table:number-columns-repeated="2"/>
          <table:table-cell office:value-type="string">
            <text:p>parcoursdetectes</text:p>
          </table:table-cell>
        </table:table-row>
        <table:table-row table:style-name="ro1">
          <table:table-cell table:number-columns-repeated="2"/>
          <table:table-cell office:value-type="string">
            <text:p>partenaires</text:p>
          </table:table-cell>
        </table:table-row>
        <table:table-row table:style-name="ro1">
          <table:table-cell office:value-type="string">
            <text:p>participantcomite</text:p>
          </table:table-cell>
          <table:table-cell office:value-type="string">
            <text:p>participantscomites</text:p>
          </table:table-cell>
          <table:table-cell office:value-type="string">
            <text:p>participantscomites</text:p>
          </table:table-cell>
        </table:table-row>
        <table:table-row table:style-name="ro1">
          <table:table-cell table:number-columns-repeated="2"/>
          <table:table-cell office:value-type="string">
            <text:p>pdfs</text:p>
          </table:table-cell>
        </table:table-row>
        <table:table-row table:style-name="ro1">
          <table:table-cell office:value-type="string">
            <text:p>periodeimmersion</text:p>
          </table:table-cell>
          <table:table-cell office:value-type="string">
            <text:p>periodesimmersion</text:p>
          </table:table-cell>
          <table:table-cell office:value-type="string">
            <text:p>periodesimmersion</text:p>
          </table:table-cell>
        </table:table-row>
        <table:table-row table:style-name="ro1">
          <table:table-cell table:number-columns-repeated="2"/>
          <table:table-cell office:value-type="string">
            <text:p>permanences</text:p>
          </table:table-cell>
        </table:table-row>
        <table:table-row table:style-name="ro1">
          <table:table-cell table:number-columns-repeated="2"/>
          <table:table-cell office:value-type="string">
            <text:p>permisb</text:p>
          </table:table-cell>
        </table:table-row>
        <table:table-row table:style-name="ro1">
          <table:table-cell office:value-type="string">
            <text:p>permisb_piecepermisb</text:p>
          </table:table-cell>
          <table:table-cell office:value-type="string">
            <text:p>permisb_piecespermisb</text:p>
          </table:table-cell>
          <table:table-cell office:value-type="string">
            <text:p>permisb_piecespermisb</text:p>
          </table:table-cell>
        </table:table-row>
        <table:table-row table:style-name="ro1">
          <table:table-cell table:number-columns-repeated="2"/>
          <table:table-cell office:value-type="string">
            <text:p>personnes</text:p>
          </table:table-cell>
        </table:table-row>
        <table:table-row table:style-name="ro1">
          <table:table-cell office:value-type="string">
            <text:p>personne_referent</text:p>
          </table:table-cell>
          <table:table-cell office:value-type="string">
            <text:p>personnes_referents</text:p>
          </table:table-cell>
          <table:table-cell office:value-type="string">
            <text:p>personnes_referents</text:p>
          </table:table-cell>
        </table:table-row>
        <table:table-row table:style-name="ro1">
          <table:table-cell office:value-type="string">
            <text:p>pieceacccreaentr</text:p>
          </table:table-cell>
          <table:table-cell office:value-type="string">
            <text:p>piecesaccscreaentr</text:p>
          </table:table-cell>
          <table:table-cell office:value-type="string">
            <text:p>piecesaccscreaentr</text:p>
          </table:table-cell>
        </table:table-row>
        <table:table-row table:style-name="ro1">
          <table:table-cell office:value-type="string">
            <text:p>pieceacqmatprof</text:p>
          </table:table-cell>
          <table:table-cell office:value-type="string">
            <text:p>piecesacqsmatsprofs</text:p>
          </table:table-cell>
          <table:table-cell office:value-type="string">
            <text:p>piecesacqsmatsprofs</text:p>
          </table:table-cell>
        </table:table-row>
        <table:table-row table:style-name="ro1">
          <table:table-cell office:value-type="string">
            <text:p>pieceactprof</text:p>
          </table:table-cell>
          <table:table-cell office:value-type="string">
            <text:p>piecesactsprofs</text:p>
          </table:table-cell>
          <table:table-cell office:value-type="string">
            <text:p>piecesactsprofs</text:p>
          </table:table-cell>
        </table:table-row>
        <table:table-row table:style-name="ro1">
          <table:table-cell office:value-type="string">
            <text:p>pieceaide66</text:p>
          </table:table-cell>
          <table:table-cell table:number-columns-repeated="2" office:value-type="string">
            <text:p>piecesaides66</text:p>
          </table:table-cell>
        </table:table-row>
        <table:table-row table:style-name="ro1">
          <table:table-cell office:value-type="string">
            <text:p>pieceamenaglogt</text:p>
          </table:table-cell>
          <table:table-cell office:value-type="string">
            <text:p>piecesamenagslogts</text:p>
          </table:table-cell>
          <table:table-cell office:value-type="string">
            <text:p>piecesamenagslogts</text:p>
          </table:table-cell>
        </table:table-row>
        <table:table-row table:style-name="ro1">
          <table:table-cell office:value-type="string">
            <text:p>pieceapre</text:p>
          </table:table-cell>
          <table:table-cell office:value-type="string">
            <text:p>piecesapre</text:p>
          </table:table-cell>
          <table:table-cell office:value-type="string">
            <text:p>piecesapre</text:p>
          </table:table-cell>
        </table:table-row>
        <table:table-row table:style-name="ro1">
          <table:table-cell office:value-type="string">
            <text:p>piececomptable66</text:p>
          </table:table-cell>
          <table:table-cell table:number-columns-repeated="2" office:value-type="string">
            <text:p>piecescomptables66</text:p>
          </table:table-cell>
        </table:table-row>
        <table:table-row table:style-name="ro1">
          <table:table-cell office:value-type="string">
            <text:p>pieceformpermfimo</text:p>
          </table:table-cell>
          <table:table-cell office:value-type="string">
            <text:p>piecesformspermsfimo</text:p>
          </table:table-cell>
          <table:table-cell office:value-type="string">
            <text:p>piecesformspermsfimo</text:p>
          </table:table-cell>
        </table:table-row>
        <table:table-row table:style-name="ro1">
          <table:table-cell office:value-type="string">
            <text:p>pieceformqualif</text:p>
          </table:table-cell>
          <table:table-cell office:value-type="string">
            <text:p>piecesformsqualifs</text:p>
          </table:table-cell>
          <table:table-cell office:value-type="string">
            <text:p>piecesformsqualifs</text:p>
          </table:table-cell>
        </table:table-row>
        <table:table-row table:style-name="ro1">
          <table:table-cell office:value-type="string">
            <text:p>piecelocvehicinsert</text:p>
          </table:table-cell>
          <table:table-cell office:value-type="string">
            <text:p>pieceslocsvehicinsert</text:p>
          </table:table-cell>
          <table:table-cell office:value-type="string">
            <text:p>pieceslocsvehicinsert</text:p>
          </table:table-cell>
        </table:table-row>
        <table:table-row table:style-name="ro1">
          <table:table-cell office:value-type="string">
            <text:p>piecepdo</text:p>
          </table:table-cell>
          <table:table-cell office:value-type="string">
            <text:p>piecespdos</text:p>
          </table:table-cell>
          <table:table-cell office:value-type="string">
            <text:p>piecespdos</text:p>
          </table:table-cell>
        </table:table-row>
        <table:table-row table:style-name="ro1">
          <table:table-cell office:value-type="string">
            <text:p>piecepermisb</text:p>
          </table:table-cell>
          <table:table-cell office:value-type="string">
            <text:p>piecespermisb</text:p>
          </table:table-cell>
          <table:table-cell office:value-type="string">
            <text:p>piecespermisb</text:p>
          </table:table-cell>
        </table:table-row>
        <table:table-row table:style-name="ro1">
          <table:table-cell table:number-columns-repeated="2"/>
          <table:table-cell office:value-type="string">
            <text:p>precosreorients</text:p>
          </table:table-cell>
        </table:table-row>
        <table:table-row table:style-name="ro1">
          <table:table-cell table:number-columns-repeated="2"/>
          <table:table-cell office:value-type="string">
            <text:p>prestations</text:p>
          </table:table-cell>
        </table:table-row>
        <table:table-row table:style-name="ro1">
          <table:table-cell office:value-type="string">
            <text:p>presta_lie</text:p>
          </table:table-cell>
          <table:table-cell office:value-type="string">
            <text:p>presta_lies</text:p>
          </table:table-cell>
          <table:table-cell/>
        </table:table-row>
        <table:table-row table:style-name="ro1">
          <table:table-cell office:value-type="string">
            <text:p>prestform</text:p>
          </table:table-cell>
          <table:table-cell office:value-type="string">
            <text:p>prestsform</text:p>
          </table:table-cell>
          <table:table-cell office:value-type="string">
            <text:p>prestsform</text:p>
          </table:table-cell>
        </table:table-row>
        <table:table-row table:style-name="ro1">
          <table:table-cell office:value-type="string">
            <text:p>propopdo</text:p>
          </table:table-cell>
          <table:table-cell office:value-type="string">
            <text:p>propospdos</text:p>
          </table:table-cell>
          <table:table-cell office:value-type="string">
            <text:p>propospdos</text:p>
          </table:table-cell>
        </table:table-row>
        <table:table-row table:style-name="ro1">
          <table:table-cell office:value-type="string">
            <text:p>propopdo_situationpdo</text:p>
          </table:table-cell>
          <table:table-cell office:value-type="string">
            <text:p>propospdos_situationspdos</text:p>
          </table:table-cell>
          <table:table-cell office:value-type="string">
            <text:p>propospdos_situationspdos</text:p>
          </table:table-cell>
        </table:table-row>
        <table:table-row table:style-name="ro1">
          <table:table-cell office:value-type="string">
            <text:p>propopdo_statutdecisionpdo</text:p>
          </table:table-cell>
          <table:table-cell office:value-type="string">
            <text:p>propospdos_statutsdecisionspdos</text:p>
          </table:table-cell>
          <table:table-cell office:value-type="string">
            <text:p>propospdos_statutsdecisionspdos</text:p>
          </table:table-cell>
        </table:table-row>
        <table:table-row table:style-name="ro1">
          <table:table-cell office:value-type="string">
            <text:p>propopdo_statutpdo</text:p>
          </table:table-cell>
          <table:table-cell office:value-type="string">
            <text:p>propospdos_statutspdos</text:p>
          </table:table-cell>
          <table:table-cell office:value-type="string">
            <text:p>propospdos_statutspdos</text:p>
          </table:table-cell>
        </table:table-row>
        <table:table-row table:style-name="ro1">
          <table:table-cell table:number-columns-repeated="2"/>
          <table:table-cell office:value-type="string">
            <text:p>rattachements</text:p>
          </table:table-cell>
        </table:table-row>
        <table:table-row table:style-name="ro1">
          <table:table-cell table:number-columns-repeated="2"/>
          <table:table-cell office:value-type="string">
            <text:p>referents</text:p>
          </table:table-cell>
        </table:table-row>
        <table:table-row table:style-name="ro1">
          <table:table-cell office:value-type="string">
            <text:p>recoursapre</text:p>
          </table:table-cell>
          <table:table-cell office:value-type="string">
            <text:p>recoursapres</text:p>
          </table:table-cell>
          <table:table-cell/>
        </table:table-row>
        <table:table-row table:style-name="ro2">
          <table:table-cell office:value-type="string">
            <text:p>reducrsa</text:p>
          </table:table-cell>
          <table:table-cell office:value-type="string">
            <text:p>reducsrsa</text:p>
          </table:table-cell>
          <table:table-cell office:value-type="string">
            <text:p>reducsrsa</text:p>
          </table:table-cell>
        </table:table-row>
        <table:table-row table:style-name="ro1">
          <table:table-cell office:value-type="string">
            <text:p>refpresta_lie</text:p>
          </table:table-cell>
          <table:table-cell office:value-type="string">
            <text:p>refspresta_lies</text:p>
          </table:table-cell>
          <table:table-cell/>
        </table:table-row>
        <table:table-row table:style-name="ro1">
          <table:table-cell office:value-type="string">
            <text:p>refpresta</text:p>
          </table:table-cell>
          <table:table-cell office:value-type="string">
            <text:p>refsprestas</text:p>
          </table:table-cell>
          <table:table-cell office:value-type="string">
            <text:p>refsprestas</text:p>
          </table:table-cell>
        </table:table-row>
        <table:table-row table:style-name="ro1">
          <table:table-cell office:value-type="string">
            <text:p>regroupementzonegeo</text:p>
          </table:table-cell>
          <table:table-cell office:value-type="string">
            <text:p>regroupementszonesgeo</text:p>
          </table:table-cell>
          <table:table-cell office:value-type="string">
            <text:p>regroupementszonesgeo</text:p>
          </table:table-cell>
        </table:table-row>
        <table:table-row table:style-name="ro1">
          <table:table-cell office:value-type="string">
            <text:p>relanceapre</text:p>
          </table:table-cell>
          <table:table-cell office:value-type="string">
            <text:p>relancesapres</text:p>
          </table:table-cell>
          <table:table-cell office:value-type="string">
            <text:p>relancesapres</text:p>
          </table:table-cell>
        </table:table-row>
        <table:table-row table:style-name="ro1">
          <table:table-cell table:number-columns-repeated="2"/>
          <table:table-cell office:value-type="string">
            <text:p>ressources</text:p>
          </table:table-cell>
        </table:table-row>
        <table:table-row table:style-name="ro1">
          <table:table-cell office:value-type="string">
            <text:p>remise_indu</text:p>
          </table:table-cell>
          <table:table-cell office:value-type="string">
            <text:p>remises_indus</text:p>
          </table:table-cell>
          <table:table-cell/>
        </table:table-row>
        <table:table-row table:style-name="ro1">
          <table:table-cell office:value-type="string">
            <text:p>repddtefp</text:p>
          </table:table-cell>
          <table:table-cell office:value-type="string">
            <text:p>repsddtefp</text:p>
          </table:table-cell>
          <table:table-cell/>
        </table:table-row>
        <table:table-row table:style-name="ro1">
          <table:table-cell office:value-type="string">
            <text:p>ressource_ressourcemensuelle</text:p>
          </table:table-cell>
          <table:table-cell office:value-type="string">
            <text:p>ressources_ressourcesmensuelles</text:p>
          </table:table-cell>
          <table:table-cell office:value-type="string">
            <text:p>ressources_ressourcesmensuelles</text:p>
          </table:table-cell>
        </table:table-row>
        <table:table-row table:style-name="ro1">
          <table:table-cell office:value-type="string">
            <text:p>ressourcemensuelle_detailressourcemensuelle</text:p>
          </table:table-cell>
          <table:table-cell office:value-type="string">
            <text:p>ressourcesmensuelles_detailsressourcesmensuelles</text:p>
          </table:table-cell>
          <table:table-cell/>
        </table:table-row>
        <table:table-row table:style-name="ro1">
          <table:table-cell office:value-type="string">
            <text:p>ressourcemensuelle</text:p>
          </table:table-cell>
          <table:table-cell office:value-type="string">
            <text:p>ressourcesmensuelles</text:p>
          </table:table-cell>
          <table:table-cell office:value-type="string">
            <text:p>ressourcesmensuelles</text:p>
          </table:table-cell>
        </table:table-row>
        <table:table-row table:style-name="ro1">
          <table:table-cell office:value-type="string">
            <text:p>ressourcetrimestrielle</text:p>
          </table:table-cell>
          <table:table-cell office:value-type="string">
            <text:p>ressourcestrimestrielles</text:p>
          </table:table-cell>
          <table:table-cell/>
        </table:table-row>
        <table:table-row table:style-name="ro1">
          <table:table-cell office:value-type="string">
            <text:p>seanceep</text:p>
          </table:table-cell>
          <table:table-cell office:value-type="string">
            <text:p>seanceseps</text:p>
          </table:table-cell>
          <table:table-cell/>
        </table:table-row>
        <table:table-row table:style-name="ro1">
          <table:table-cell office:value-type="string">
            <text:p>serviceinstructeur</text:p>
          </table:table-cell>
          <table:table-cell office:value-type="string">
            <text:p>servicesinstructeurs</text:p>
          </table:table-cell>
          <table:table-cell office:value-type="string">
            <text:p>servicesinstructeurs</text:p>
          </table:table-cell>
        </table:table-row>
        <table:table-row table:style-name="ro1">
          <table:table-cell office:value-type="string">
            <text:p>situationdossierrsa</text:p>
          </table:table-cell>
          <table:table-cell office:value-type="string">
            <text:p>situationsdossiersrsa</text:p>
          </table:table-cell>
          <table:table-cell office:value-type="string">
            <text:p>situationsdossiersrsa</text:p>
          </table:table-cell>
        </table:table-row>
        <table:table-row table:style-name="ro1">
          <table:table-cell office:value-type="string">
            <text:p>situationpdo</text:p>
          </table:table-cell>
          <table:table-cell office:value-type="string">
            <text:p>situationspdos</text:p>
          </table:table-cell>
          <table:table-cell office:value-type="string">
            <text:p>situationspdos</text:p>
          </table:table-cell>
        </table:table-row>
        <table:table-row table:style-name="ro1">
          <table:table-cell office:value-type="string">
            <text:p>statutdecisionpdo</text:p>
          </table:table-cell>
          <table:table-cell office:value-type="string">
            <text:p>statutsdecisionspdos</text:p>
          </table:table-cell>
          <table:table-cell office:value-type="string">
            <text:p>statutsdecisionspdos</text:p>
          </table:table-cell>
        </table:table-row>
        <table:table-row table:style-name="ro1">
          <table:table-cell office:value-type="string">
            <text:p>statutpdo</text:p>
          </table:table-cell>
          <table:table-cell office:value-type="string">
            <text:p>statutspdos</text:p>
          </table:table-cell>
          <table:table-cell office:value-type="string">
            <text:p>statutspdos</text:p>
          </table:table-cell>
        </table:table-row>
        <table:table-row table:style-name="ro1">
          <table:table-cell office:value-type="string">
            <text:p>statutrdv</text:p>
          </table:table-cell>
          <table:table-cell office:value-type="string">
            <text:p>statutsrdvs</text:p>
          </table:table-cell>
          <table:table-cell office:value-type="string">
            <text:p>statutsrdvs</text:p>
          </table:table-cell>
        </table:table-row>
        <table:table-row table:style-name="ro1">
          <table:table-cell office:value-type="string">
            <text:p>structurereferente_zonegeographique</text:p>
          </table:table-cell>
          <table:table-cell office:value-type="string">
            <text:p>structuresreferentes_zonesgeographiques</text:p>
          </table:table-cell>
          <table:table-cell office:value-type="string">
            <text:p>structuresreferentes_zonesgeographiques</text:p>
          </table:table-cell>
        </table:table-row>
        <table:table-row table:style-name="ro1">
          <table:table-cell office:value-type="string">
            <text:p>structurereferente</text:p>
          </table:table-cell>
          <table:table-cell office:value-type="string">
            <text:p>structuresreferentes</text:p>
          </table:table-cell>
          <table:table-cell office:value-type="string">
            <text:p>structuresreferentes</text:p>
          </table:table-cell>
        </table:table-row>
        <table:table-row table:style-name="ro1">
          <table:table-cell office:value-type="string">
            <text:p>suiviaideapre</text:p>
          </table:table-cell>
          <table:table-cell office:value-type="string">
            <text:p>suivisaidesapres</text:p>
          </table:table-cell>
          <table:table-cell office:value-type="string">
            <text:p>suivisaidesapres</text:p>
          </table:table-cell>
        </table:table-row>
        <table:table-row table:style-name="ro1">
          <table:table-cell office:value-type="string">
            <text:p>suiviaideapretypeaide</text:p>
          </table:table-cell>
          <table:table-cell office:value-type="string">
            <text:p>suivisaidesaprestypesaides</text:p>
          </table:table-cell>
          <table:table-cell office:value-type="string">
            <text:p>suivisaidesaprestypesaides</text:p>
          </table:table-cell>
        </table:table-row>
        <table:table-row table:style-name="ro1">
          <table:table-cell office:value-type="string">
            <text:p>suiviappuiorientation</text:p>
          </table:table-cell>
          <table:table-cell office:value-type="string">
            <text:p>suivisappuisorientation</text:p>
          </table:table-cell>
          <table:table-cell office:value-type="string">
            <text:p>suivisappuisorientation</text:p>
          </table:table-cell>
        </table:table-row>
        <table:table-row table:style-name="ro1">
          <table:table-cell office:value-type="string">
            <text:p>suiviinsertion</text:p>
          </table:table-cell>
          <table:table-cell office:value-type="string">
            <text:p>suivisinsertion</text:p>
          </table:table-cell>
          <table:table-cell office:value-type="string">
            <text:p>suivisinstruction</text:p>
          </table:table-cell>
        </table:table-row>
        <table:table-row table:style-name="ro1">
          <table:table-cell office:value-type="string">
            <text:p>suiviinstruction</text:p>
          </table:table-cell>
          <table:table-cell office:value-type="string">
            <text:p>suivisinstruction</text:p>
          </table:table-cell>
          <table:table-cell office:value-type="string">
            <text:p>suspensionsdroits</text:p>
          </table:table-cell>
        </table:table-row>
        <table:table-row table:style-name="ro1">
          <table:table-cell office:value-type="string">
            <text:p>suspensiondroit</text:p>
          </table:table-cell>
          <table:table-cell office:value-type="string">
            <text:p>suspensionsdroits</text:p>
          </table:table-cell>
          <table:table-cell/>
        </table:table-row>
        <table:table-row table:style-name="ro1">
          <table:table-cell office:value-type="string">
            <text:p>suspensionversement</text:p>
          </table:table-cell>
          <table:table-cell office:value-type="string">
            <text:p>suspensionsversements</text:p>
          </table:table-cell>
          <table:table-cell office:value-type="string">
            <text:p>suspensionsversements</text:p>
          </table:table-cell>
        </table:table-row>
        <table:table-row table:style-name="ro1">
          <table:table-cell table:number-columns-repeated="2"/>
          <table:table-cell office:value-type="string">
            <text:p>tempcessations</text:p>
          </table:table-cell>
        </table:table-row>
        <table:table-row table:style-name="ro1">
          <table:table-cell table:number-columns-repeated="2"/>
          <table:table-cell office:value-type="string">
            <text:p>tempinscriptions</text:p>
          </table:table-cell>
        </table:table-row>
        <table:table-row table:style-name="ro1">
          <table:table-cell table:number-columns-repeated="2"/>
          <table:table-cell office:value-type="string">
            <text:p>tempradiations</text:p>
          </table:table-cell>
        </table:table-row>
        <table:table-row table:style-name="ro1">
          <table:table-cell office:value-type="string">
            <text:p>themeapre66</text:p>
          </table:table-cell>
          <table:table-cell table:number-columns-repeated="2" office:value-type="string">
            <text:p>themesapres66</text:p>
          </table:table-cell>
        </table:table-row>
        <table:table-row table:style-name="ro1">
          <table:table-cell office:value-type="string">
            <text:p>tiersprestataireapre</text:p>
          </table:table-cell>
          <table:table-cell office:value-type="string">
            <text:p>tiersprestatairesapres</text:p>
          </table:table-cell>
          <table:table-cell office:value-type="string">
            <text:p>tiersprestatairesapres</text:p>
          </table:table-cell>
        </table:table-row>
        <table:table-row table:style-name="ro1">
          <table:table-cell office:value-type="string">
            <text:p>titre_sejour</text:p>
          </table:table-cell>
          <table:table-cell office:value-type="string">
            <text:p>titres_sejour</text:p>
          </table:table-cell>
          <table:table-cell office:value-type="string">
            <text:p>titressejour</text:p>
          </table:table-cell>
        </table:table-row>
        <table:table-row table:style-name="ro1">
          <table:table-cell office:value-type="string">
            <text:p>totalisationacompte</text:p>
          </table:table-cell>
          <table:table-cell office:value-type="string">
            <text:p>totalisationsacomptes</text:p>
          </table:table-cell>
          <table:table-cell office:value-type="string">
            <text:p>totalisationsacomptes</text:p>
          </table:table-cell>
        </table:table-row>
        <table:table-row table:style-name="ro1">
          <table:table-cell office:value-type="string">
            <text:p>traitementpdo</text:p>
          </table:table-cell>
          <table:table-cell office:value-type="string">
            <text:p>traitementspdos</text:p>
          </table:table-cell>
          <table:table-cell office:value-type="string">
            <text:p>traitementspdos</text:p>
          </table:table-cell>
        </table:table-row>
        <table:table-row table:style-name="ro1">
          <table:table-cell office:value-type="string">
            <text:p>traitementtypepdo</text:p>
          </table:table-cell>
          <table:table-cell office:value-type="string">
            <text:p>traitementstypespdos</text:p>
          </table:table-cell>
          <table:table-cell office:value-type="string">
            <text:p>traitementstypespdos</text:p>
          </table:table-cell>
        </table:table-row>
        <table:table-row table:style-name="ro1">
          <table:table-cell office:value-type="string">
            <text:p>transmissionflux</text:p>
          </table:table-cell>
          <table:table-cell office:value-type="string">
            <text:p>transmissionsflux</text:p>
          </table:table-cell>
          <table:table-cell office:value-type="string">
            <text:p>transmissionsflux</text:p>
          </table:table-cell>
        </table:table-row>
        <table:table-row table:style-name="ro1">
          <table:table-cell office:value-type="string">
            <text:p>typeaction</text:p>
          </table:table-cell>
          <table:table-cell office:value-type="string">
            <text:p>typesactions</text:p>
          </table:table-cell>
          <table:table-cell office:value-type="string">
            <text:p>typesactions</text:p>
          </table:table-cell>
        </table:table-row>
        <table:table-row table:style-name="ro1">
          <table:table-cell office:value-type="string">
            <text:p>typeaide</text:p>
          </table:table-cell>
          <table:table-cell office:value-type="string">
            <text:p>typesaides</text:p>
          </table:table-cell>
          <table:table-cell/>
        </table:table-row>
        <table:table-row table:style-name="ro1">
          <table:table-cell office:value-type="string">
            <text:p>typeaideapre66</text:p>
          </table:table-cell>
          <table:table-cell table:number-columns-repeated="2" office:value-type="string">
            <text:p>typesaidesapres66</text:p>
          </table:table-cell>
        </table:table-row>
        <table:table-row table:style-name="ro1">
          <table:table-cell office:value-type="string">
            <text:p>typeaideapre66_pieceaide66</text:p>
          </table:table-cell>
          <table:table-cell office:value-type="string">
            <text:p>typesaidesapres66_piecesaides66</text:p>
          </table:table-cell>
          <table:table-cell office:value-type="string">
            <text:p>piecesaides66_typesaidesapres66</text:p>
          </table:table-cell>
        </table:table-row>
        <table:table-row table:style-name="ro1">
          <table:table-cell office:value-type="string">
            <text:p>typeaideapre66_piececomptable66</text:p>
          </table:table-cell>
          <table:table-cell office:value-type="string">
            <text:p>typesaidesapres66_piecescomptables66</text:p>
          </table:table-cell>
          <table:table-cell office:value-type="string">
            <text:p>piecescomptables66_typesaidesapres66</text:p>
          </table:table-cell>
        </table:table-row>
        <table:table-row table:style-name="ro1">
          <table:table-cell office:value-type="string">
            <text:p>typenotifpdo</text:p>
          </table:table-cell>
          <table:table-cell office:value-type="string">
            <text:p>typesnotifspdos</text:p>
          </table:table-cell>
          <table:table-cell office:value-type="string">
            <text:p>typesnotifspdos</text:p>
          </table:table-cell>
        </table:table-row>
        <table:table-row table:style-name="ro1">
          <table:table-cell office:value-type="string">
            <text:p>typeorient</text:p>
          </table:table-cell>
          <table:table-cell office:value-type="string">
            <text:p>typesorients</text:p>
          </table:table-cell>
          <table:table-cell office:value-type="string">
            <text:p>typesorients</text:p>
          </table:table-cell>
        </table:table-row>
        <table:table-row table:style-name="ro1">
          <table:table-cell office:value-type="string">
            <text:p>typepdo</text:p>
          </table:table-cell>
          <table:table-cell office:value-type="string">
            <text:p>typespdos</text:p>
          </table:table-cell>
          <table:table-cell office:value-type="string">
            <text:p>typespdos</text:p>
          </table:table-cell>
        </table:table-row>
        <table:table-row table:style-name="ro1">
          <table:table-cell office:value-type="string">
            <text:p>typerdv</text:p>
          </table:table-cell>
          <table:table-cell office:value-type="string">
            <text:p>typesrdv</text:p>
          </table:table-cell>
          <table:table-cell office:value-type="string">
            <text:p>typesrdv</text:p>
          </table:table-cell>
        </table:table-row>
        <table:table-row table:style-name="ro1">
          <table:table-cell office:value-type="string">
            <text:p>typocontrat</text:p>
          </table:table-cell>
          <table:table-cell office:value-type="string">
            <text:p>typoscontrats</text:p>
          </table:table-cell>
          <table:table-cell office:value-type="string">
            <text:p>typoscontrats</text:p>
          </table:table-cell>
        </table:table-row>
        <table:table-row table:style-name="ro1">
          <table:table-cell table:number-columns-repeated="2"/>
          <table:table-cell office:value-type="string">
            <text:p>users</text:p>
          </table:table-cell>
        </table:table-row>
        <table:table-row table:style-name="ro1">
          <table:table-cell office:value-type="string">
            <text:p>user_contratinsertion</text:p>
          </table:table-cell>
          <table:table-cell office:value-type="string">
            <text:p>users_contratsinsertion</text:p>
          </table:table-cell>
          <table:table-cell office:value-type="string">
            <text:p>contratsinsertion_users</text:p>
          </table:table-cell>
        </table:table-row>
        <table:table-row table:style-name="ro1">
          <table:table-cell office:value-type="string">
            <text:p>user_zonegeographique</text:p>
          </table:table-cell>
          <table:table-cell office:value-type="string">
            <text:p>users_zonesgeographiques</text:p>
          </table:table-cell>
          <table:table-cell office:value-type="string">
            <text:p>users_zonesgeographiques</text:p>
          </table:table-cell>
        </table:table-row>
        <table:table-row table:style-name="ro1">
          <table:table-cell office:value-type="string">
            <text:p>zonegeographique</text:p>
          </table:table-cell>
          <table:table-cell office:value-type="string">
            <text:p>zonesgeographiques</text:p>
          </table:table-cell>
          <table:table-cell office:value-type="string">
            <text:p>zonesgeographiques</text:p>
          </table:table-cell>
        </table:table-row>
        <table:table-row table:style-name="ro1">
          <table:table-cell office:value-type="string">
            <text:p>zonegeographique_regroupementzonegeo</text:p>
          </table:table-cell>
          <table:table-cell office:value-type="string">
            <text:p>zonesgeographiques_regroupementszonesgeo</text:p>
          </table:table-cell>
          <table:table-cell office:value-type="string">
            <text:p>regroupementszonesgeo_zonesgeographiques</text:p>
          </table:table-cell>
        </table:table-row>
      </table:table>
      <table:table table:name="uninflectedPlural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1" office:value-type="string">
            <text:p>Inflections</text:p>
          </table:table-cell>
          <table:table-cell table:style-name="Heading1" office:value-type="string">
            <text:p>Tables</text:p>
          </table:table-cell>
        </table:table-row>
        <table:table-row table:style-name="ro1">
          <table:table-cell office:value-type="string">
            <text:p>avispcgdroitrsa</text:p>
          </table:table-cell>
          <table:table-cell office:value-type="string">
            <text:p>avispcgdroitrsa</text:p>
          </table:table-cell>
        </table:table-row>
        <table:table-row table:style-name="ro1">
          <table:table-cell office:value-type="string">
            <text:p>avisref</text:p>
          </table:table-cell>
          <table:table-cell/>
        </table:table-row>
        <table:table-row table:style-name="ro1">
          <table:table-cell table:number-columns-repeated="2" office:value-type="string">
            <text:p>parcours</text:p>
          </table:table-cell>
        </table:table-row>
        <table:table-row table:style-name="ro1">
          <table:table-cell office:value-type="string">
            <text:p>permisb</text:p>
          </table:table-cell>
          <table:table-cell office:value-type="string">
            <text:p>permisb</text:p>
          </table:table-cell>
        </table:table-row>
        <table:table-row table:style-name="ro1">
          <table:table-cell office:value-type="string">
            <text:p>recours</text:p>
          </table:table-cell>
          <table:table-cell/>
        </table:table-row>
        <table:table-row table:style-name="ro1">
          <table:table-cell office:value-type="string">
            <text:p>rendezvous</text:p>
          </table:table-cell>
          <table:table-cell office:value-type="string">
            <text:p>rendezvous</text:p>
          </table:table-cell>
        </table:table-row>
      </table:table>
      <table:database-ranges>
        <table:database-range table:target-range-address="uninflectedPlural.A2:uninflectedPlural.A65535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/>
      <style:text-properties fo:font-size="10pt" fo:font-style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/09/2010</text:date>, <text:time>14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9-07T11:39:21</meta:creation-date>
    <dc:date>2010-09-07T14:23:54</dc:date>
    <dc:creator>Christian Buffin</dc:creator>
    <meta:editing-duration>PT02H39M52S</meta:editing-duration>
    <meta:editing-cycles>19</meta:editing-cycles>
    <meta:generator>OpenOffice.org/3.1$Linux OpenOffice.org_project/310m19$Build-9420</meta:generator>
    <meta:document-statistic meta:table-count="2" meta:cell-count="514" meta:object-count="0"/>
  </office:meta>
</office:document-meta>
</file>